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ucida Console', monospace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46ac" officeooo:paragraph-rsid="001146ac"/>
    </style:style>
    <style:style style:name="P2" style:family="paragraph" style:parent-style-name="Standard">
      <style:text-properties fo:color="#000000" style:font-name="Consolas" fo:font-size="9.5pt" fo:background-color="#ffffff" style:font-size-asian="9.5pt"/>
    </style:style>
    <style:style style:name="P3" style:family="paragraph" style:parent-style-name="Standard">
      <style:text-properties officeooo:rsid="001ad783" officeooo:paragraph-rsid="001ad783"/>
    </style:style>
    <style:style style:name="P4" style:family="paragraph" style:parent-style-name="Standard">
      <style:text-properties officeooo:rsid="001b85c5" officeooo:paragraph-rsid="001b85c5"/>
    </style:style>
    <style:style style:name="P5" style:family="paragraph" style:parent-style-name="Standard">
      <style:text-properties officeooo:rsid="001d170a" officeooo:paragraph-rsid="001d170a"/>
    </style:style>
    <style:style style:name="P6" style:family="paragraph" style:parent-style-name="Standard">
      <style:text-properties officeooo:rsid="001f6064" officeooo:paragraph-rsid="001f6064"/>
    </style:style>
    <style:style style:name="P7" style:family="paragraph" style:parent-style-name="Standard">
      <style:text-properties officeooo:rsid="001f6b17" officeooo:paragraph-rsid="001f6b17"/>
    </style:style>
    <style:style style:name="P8" style:family="paragraph" style:parent-style-name="Standard">
      <style:text-properties officeooo:rsid="00203959" officeooo:paragraph-rsid="00203959"/>
    </style:style>
    <style:style style:name="P9" style:family="paragraph" style:parent-style-name="Standard">
      <style:text-properties officeooo:rsid="00204b45" officeooo:paragraph-rsid="00204b45"/>
    </style:style>
    <style:style style:name="P10" style:family="paragraph" style:parent-style-name="Standard">
      <style:text-properties fo:color="#000000" style:font-name="Consolas" fo:font-size="9.5pt" fo:background-color="#ffffff" style:font-size-asian="9.5pt"/>
    </style:style>
    <style:style style:name="P11" style:family="paragraph" style:parent-style-name="Standard">
      <style:text-properties fo:color="#000000" style:font-name="Consolas" fo:font-size="9.5pt" officeooo:rsid="001b85c5" officeooo:paragraph-rsid="001b85c5" fo:background-color="#ffffff" style:font-size-asian="9.5pt"/>
    </style:style>
    <style:style style:name="P12" style:family="paragraph" style:parent-style-name="Standard">
      <style:text-properties fo:color="#000000" style:font-name="Consolas" fo:font-size="9.5pt" officeooo:rsid="001d170a" officeooo:paragraph-rsid="001d170a" fo:background-color="#ffffff" style:font-size-asian="9.5pt"/>
    </style:style>
    <style:style style:name="P13" style:family="paragraph" style:parent-style-name="Standard">
      <style:text-properties fo:color="#000000" style:font-name="Consolas" fo:font-size="9.5pt" officeooo:rsid="001f6b17" officeooo:paragraph-rsid="001f6b17" fo:background-color="#ffffff" style:font-size-asian="9.5pt"/>
    </style:style>
    <style:style style:name="P14" style:family="paragraph" style:parent-style-name="Standard">
      <style:text-properties fo:color="#000000" style:font-name="Consolas" fo:font-size="9.5pt" officeooo:rsid="00204b45" officeooo:paragraph-rsid="00204b45" fo:background-color="#ffffff" style:font-size-asian="9.5pt"/>
    </style:style>
    <style:style style:name="P15" style:family="paragraph" style:parent-style-name="Standard">
      <style:text-properties fo:color="#000000" style:font-name="Consolas" fo:font-size="9.5pt" style:font-size-asian="9.5pt" fo:background-color="#ffffff"/>
    </style:style>
    <style:style style:name="P16" style:family="paragraph" style:parent-style-name="Standard">
      <style:text-properties officeooo:rsid="00204b45" officeooo:paragraph-rsid="00204b45"/>
    </style:style>
    <style:style style:name="P17" style:family="paragraph" style:parent-style-name="Standard">
      <style:text-properties officeooo:rsid="001146ac" officeooo:paragraph-rsid="00211414"/>
    </style:style>
    <style:style style:name="T1" style:family="text">
      <style:text-properties fo:color="#0000ff" style:font-name="Consolas" fo:font-size="9.5pt" fo:background-color="#ffffff" loext:char-shading-value="0" style:font-size-asian="9.5pt"/>
    </style:style>
    <style:style style:name="T2" style:family="text">
      <style:text-properties fo:color="#0000ff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fo:background-color="#ffffff" loext:char-shading-value="0" style:font-size-asian="9.5pt"/>
    </style:style>
    <style:style style:name="T4" style:family="text">
      <style:text-properties fo:color="#000000" style:font-name="Consolas" fo:font-size="9.5pt" officeooo:rsid="00204b45" fo:background-color="#ffffff" loext:char-shading-value="0" style:font-size-asian="9.5pt"/>
    </style:style>
    <style:style style:name="T5" style:family="text">
      <style:text-properties fo:color="#000000" style:font-name="Consolas" fo:font-size="9.5pt" style:font-size-asian="9.5pt" fo:background-color="#ffffff"/>
    </style:style>
    <style:style style:name="T6" style:family="text">
      <style:text-properties fo:color="#a31515" style:font-name="Consolas" fo:font-size="9.5pt" fo:background-color="#ffffff" loext:char-shading-value="0" style:font-size-asian="9.5pt"/>
    </style:style>
    <style:style style:name="T7" style:family="text">
      <style:text-properties fo:color="#a31515" style:font-name="Consolas" fo:font-size="9.5pt" style:font-size-asian="9.5pt" fo:background-color="#ffffff"/>
    </style:style>
    <style:style style:name="T8" style:family="text">
      <style:text-properties fo:color="#008000" style:font-name="Consolas" fo:font-size="9.5pt" fo:background-color="#ffffff" loext:char-shading-value="0" style:font-size-asian="9.5pt"/>
    </style:style>
    <style:style style:name="T9" style:family="text">
      <style:text-properties fo:color="#008000" style:font-name="Consolas" fo:font-size="9.5pt" style:font-size-asian="9.5pt" fo:background-color="#ffffff"/>
    </style:style>
    <style:style style:name="T10" style:family="text">
      <style:text-properties fo:color="#808080" style:font-name="Consolas" fo:font-size="9.5pt" fo:background-color="#ffffff" loext:char-shading-value="0" style:font-size-asian="9.5pt"/>
    </style:style>
    <style:style style:name="T11" style:family="text">
      <style:text-properties fo:color="#808080" style:font-name="Consolas" fo:font-size="9.5pt" style:font-size-asian="9.5pt" fo:background-color="#ffffff"/>
    </style:style>
    <style:style style:name="T12" style:family="text">
      <style:text-properties fo:color="#008080" style:font-name="Consolas" fo:font-size="9.5pt" fo:background-color="#ffffff" loext:char-shading-value="0" style:font-size-asian="9.5pt"/>
    </style:style>
    <style:style style:name="T13" style:family="text">
      <style:text-properties fo:color="#008080" style:font-name="Consolas" fo:font-size="9.5pt" style:font-size-asian="9.5pt" fo:background-color="#ffffff"/>
    </style:style>
    <style:style style:name="T14" style:family="text">
      <style:text-properties officeooo:rsid="001b85c5"/>
    </style:style>
    <style:style style:name="T15" style:family="text">
      <style:text-properties officeooo:rsid="001f6b17"/>
    </style:style>
    <style:style style:name="T16" style:family="text">
      <style:text-properties fo:font-variant="normal" fo:text-transform="none" fo:color="#222222" style:font-name="Consolas1" fo:font-size="9pt" fo:letter-spacing="normal" fo:font-style="normal" fo:font-weight="normal"/>
    </style:style>
    <style:style style:name="T17" style:family="text">
      <style:text-properties fo:font-variant="normal" fo:text-transform="none" fo:color="#222222" style:font-name="Consolas1" fo:font-size="9pt" fo:letter-spacing="normal" fo:font-style="normal" fo:font-weight="normal" officeooo:rsid="002055a8"/>
    </style:style>
    <style:style style:name="T18" style:family="text">
      <style:text-properties fo:font-variant="normal" fo:text-transform="none" fo:color="#222222" style:font-name="Consolas1" fo:font-size="9pt" fo:letter-spacing="normal" fo:font-style="normal" fo:font-weight="normal" officeooo:rsid="00211414"/>
    </style:style>
    <style:style style:name="T19" style:family="text">
      <style:text-properties officeooo:rsid="002114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aços e Condicionais:</text:p>
      <text:p text:style-name="P3"/>
      <text:p text:style-name="P3">Os laços e condicionais são instruções essenciais das linguagens de programação, pois permitem a tomada de decisão em meio a uma problemática, muito útil em qualquer programa ou sistema.</text:p>
      <text:p text:style-name="P3"/>
      <text:p text:style-name="P3">Condicional IF: <text:span text:style-name="T14">esta instrução faz um teste lógico verificando se a expressão é verdadeira (diferente de zero) ou falsa (zero), é possível agrupar if-else de forma agrupada para atender ao conjunto de testes lógicos conforme as necessidades do programador, sabendo-se que o else é opcional.</text:span></text:p>
      <text:p text:style-name="P3"/>
      <text:p text:style-name="P4">Exemplo de instrução if-else:</text:p>
      <text:p text:style-name="P4"/>
      <text:p text:style-name="P4"><text:span text:style-name="T1">#include</text:span><text:span text:style-name="T3"> </text:span><text:span text:style-name="T6">"stdafx.h"</text:span></text:p>
      <text:p text:style-name="Standard"><text:span text:style-name="T1">#include</text:span><text:span text:style-name="T3"> </text:span><text:span text:style-name="T6">&lt;iostream&gt;</text:span><text:span text:style-name="T3"> </text:span><text:span text:style-name="T8">// usar comando de saida cout</text:span></text:p>
      <text:p text:style-name="P2"/>
      <text:p text:style-name="Standard"><text:span text:style-name="T1">using</text:span><text:span text:style-name="T3"> </text:span><text:span text:style-name="T1">namespace</text:span><text:span text:style-name="T3"> std;</text:span></text:p>
      <text:p text:style-name="P2"/>
      <text:p text:style-name="Standard"><text:span text:style-name="T1">int</text:span><text:span text:style-name="T3"> main(</text:span><text:span text:style-name="T1">int</text:span><text:span text:style-name="T3"> </text:span><text:span text:style-name="T10">argc</text:span><text:span text:style-name="T3">, </text:span><text:span text:style-name="T1">char</text:span><text:span text:style-name="T3">** </text:span><text:span text:style-name="T10">argv</text:span><text:span text:style-name="T3">) {</text:span></text:p>
      <text:p text:style-name="P2"/>
      <text:p text:style-name="Standard"><text:span text:style-name="T3"><text:tab/></text:span><text:span text:style-name="T8">// declaração de variáveis</text:span></text:p>
      <text:p text:style-name="Standard"><text:span text:style-name="T3"><text:tab/></text:span><text:span text:style-name="T1">int</text:span><text:span text:style-name="T3"> x, calculo;</text:span></text:p>
      <text:p text:style-name="P2"><text:tab/>calculo = 3 + 2;</text:p>
      <text:p text:style-name="P2"/>
      <text:p text:style-name="Standard"><text:span text:style-name="T3"><text:tab/></text:span><text:span text:style-name="T8">// entrada de dados</text:span></text:p>
      <text:p text:style-name="Standard"><text:span text:style-name="T3"><text:tab/>cout </text:span><text:span text:style-name="T12">&lt;&lt;</text:span><text:span text:style-name="T3"> </text:span><text:span text:style-name="T6">"Digite o resultado do calculo 3+2: "</text:span><text:span text:style-name="T3">;</text:span></text:p>
      <text:p text:style-name="Standard"><text:span text:style-name="T3"><text:tab/>cin </text:span><text:span text:style-name="T12">&gt;&gt;</text:span><text:span text:style-name="T3"> x;</text:span></text:p>
      <text:p text:style-name="P2"/>
      <text:p text:style-name="Standard"><text:span text:style-name="T3"><text:tab/></text:span><text:span text:style-name="T8">// instrução condicional IF</text:span></text:p>
      <text:p text:style-name="Standard"><text:span text:style-name="T3"><text:tab/></text:span><text:span text:style-name="T1">if</text:span><text:span text:style-name="T3"> (calculo == x) {</text:span></text:p>
      <text:p text:style-name="Standard"><text:span text:style-name="T3"><text:tab/><text:tab/>cout </text:span><text:span text:style-name="T12">&lt;&lt;</text:span><text:span text:style-name="T3"> endl </text:span><text:span text:style-name="T12">&lt;&lt;</text:span><text:span text:style-name="T3"> </text:span><text:span text:style-name="T6">"Parabens! resultado verdadeiro: 3+2 = "</text:span><text:span text:style-name="T3"> </text:span><text:span text:style-name="T12">&lt;&lt;</text:span><text:span text:style-name="T3"> x </text:span><text:span text:style-name="T12">&lt;&lt;</text:span><text:span text:style-name="T3"> endl </text:span><text:span text:style-name="T12">&lt;&lt;</text:span><text:span text:style-name="T3"> endl;</text:span></text:p>
      <text:p text:style-name="Standard"><text:span text:style-name="T3"><text:tab/>}</text:span><text:span text:style-name="T1">else</text:span><text:span text:style-name="T3">{</text:span></text:p>
      <text:p text:style-name="Standard"><text:span text:style-name="T3"><text:tab/><text:tab/>cout </text:span><text:span text:style-name="T12">&lt;&lt;</text:span><text:span text:style-name="T3"> endl </text:span><text:span text:style-name="T12">&lt;&lt;</text:span><text:span text:style-name="T3"> </text:span><text:span text:style-name="T6">"Infelizmente o seu resultado esta falso: 3+2 nao e "</text:span><text:span text:style-name="T3"> </text:span><text:span text:style-name="T12">&lt;&lt;</text:span><text:span text:style-name="T3"> x </text:span><text:span text:style-name="T12">&lt;&lt;</text:span><text:span text:style-name="T3"> endl </text:span><text:span text:style-name="T12">&lt;&lt;</text:span><text:span text:style-name="T3"> endl;</text:span></text:p>
      <text:p text:style-name="P2"><text:tab/>}</text:p>
      <text:p text:style-name="P2"/>
      <text:p text:style-name="Standard"><text:span text:style-name="T3"><text:tab/></text:span><text:span text:style-name="T1">if</text:span><text:span text:style-name="T3"> (x &gt;= 10) {</text:span></text:p>
      <text:p text:style-name="Standard"><text:span text:style-name="T3"><text:tab/><text:tab/>cout </text:span><text:span text:style-name="T12">&lt;&lt;</text:span><text:span text:style-name="T3"> </text:span><text:span text:style-name="T6">"OBS: O valor "</text:span><text:span text:style-name="T3"> </text:span><text:span text:style-name="T12">&lt;&lt;</text:span><text:span text:style-name="T3"> x </text:span><text:span text:style-name="T12">&lt;&lt;</text:span><text:span text:style-name="T3"> </text:span><text:span text:style-name="T6">" esta muito acima do resultado correto, tente novamente. "</text:span><text:span text:style-name="T3"> </text:span><text:span text:style-name="T12">&lt;&lt;</text:span><text:span text:style-name="T3"> endl </text:span><text:span text:style-name="T12">&lt;&lt;</text:span><text:span text:style-name="T3"> endl;</text:span></text:p>
      <text:p text:style-name="P2"><text:tab/>}</text:p>
      <text:p text:style-name="P2"><text:tab/></text:p>
      <text:p text:style-name="Standard"><text:span text:style-name="T3"><text:tab/></text:span><text:span text:style-name="T8">// pausar terminal</text:span></text:p>
      <text:p text:style-name="Standard"><text:span text:style-name="T3"><text:tab/>system(</text:span><text:span text:style-name="T6">"pause"</text:span><text:span text:style-name="T3">);</text:span></text:p>
      <text:p text:style-name="P2"/>
      <text:p text:style-name="Standard"><text:span text:style-name="T3"><text:tab/></text:span><text:span text:style-name="T8">// retornar o valor zero após termino da função main sinalizando que não houve erro</text:span></text:p>
      <text:p text:style-name="Standard"><text:span text:style-name="T3"><text:tab/></text:span><text:span text:style-name="T1">return</text:span><text:span text:style-name="T3"> 0;</text:span></text:p>
      <text:p text:style-name="P11">}</text:p>
      <text:p text:style-name="P4"/>
      <text:p text:style-name="P5">Condicional switch: Esta instrução é muito parecido com o if-else, muitas vezes utilizada como alternativa, este comando é utilizado para desvios múltiplos.</text:p>
      <text:p text:style-name="P5"/>
      <text:p text:style-name="P5">Exemplo de instrução switch:</text:p>
      <text:p text:style-name="P5"/>
      <text:p text:style-name="P5"><text:span text:style-name="T1">#include</text:span><text:span text:style-name="T3"> </text:span><text:span text:style-name="T6">"stdafx.h"</text:span></text:p>
      <text:p text:style-name="Standard"><text:span text:style-name="T1">#include</text:span><text:span text:style-name="T3"> </text:span><text:span text:style-name="T6">&lt;iostream&gt;</text:span><text:span text:style-name="T3"> </text:span><text:span text:style-name="T8">// usar comando de saida cout</text:span></text:p>
      <text:p text:style-name="P2"/>
      <text:p text:style-name="Standard"><text:span text:style-name="T1">using</text:span><text:span text:style-name="T3"> </text:span><text:span text:style-name="T1">namespace</text:span><text:span text:style-name="T3"> std;</text:span></text:p>
      <text:p text:style-name="P2"/>
      <text:p text:style-name="Standard"><text:span text:style-name="T1">int</text:span><text:span text:style-name="T3"> main(</text:span><text:span text:style-name="T1">int</text:span><text:span text:style-name="T3"> </text:span><text:span text:style-name="T10">argc</text:span><text:span text:style-name="T3">, </text:span><text:span text:style-name="T1">char</text:span><text:span text:style-name="T3">** </text:span><text:span text:style-name="T10">argv</text:span><text:span text:style-name="T3">) {</text:span></text:p>
      <text:p text:style-name="P2"/>
      <text:p text:style-name="Standard"><text:span text:style-name="T3"><text:tab/></text:span><text:span text:style-name="T8">// atribuição de variáveis</text:span></text:p>
      <text:p text:style-name="Standard"><text:span text:style-name="T3"><text:tab/></text:span><text:span text:style-name="T1">char</text:span><text:span text:style-name="T3"> x;</text:span></text:p>
      <text:p text:style-name="P2"/>
      <text:p text:style-name="Standard"><text:soft-page-break/><text:span text:style-name="T3"><text:tab/></text:span><text:span text:style-name="T8">// entrada de dados</text:span></text:p>
      <text:p text:style-name="Standard"><text:span text:style-name="T3"><text:tab/>cout </text:span><text:span text:style-name="T12">&lt;&lt;</text:span><text:span text:style-name="T3"> </text:span><text:span text:style-name="T6">"s para sim; n para não; Digite uma dessas opções: "</text:span><text:span text:style-name="T3">;</text:span></text:p>
      <text:p text:style-name="Standard"><text:span text:style-name="T3"><text:tab/>cin </text:span><text:span text:style-name="T12">&gt;&gt;</text:span><text:span text:style-name="T3"> x;</text:span></text:p>
      <text:p text:style-name="P2"/>
      <text:p text:style-name="Standard"><text:span text:style-name="T3"><text:tab/></text:span><text:span text:style-name="T8">// condicional switch</text:span></text:p>
      <text:p text:style-name="Standard"><text:span text:style-name="T3"><text:tab/></text:span><text:span text:style-name="T1">switch</text:span><text:span text:style-name="T3"> (x) {</text:span></text:p>
      <text:p text:style-name="Standard"><text:span text:style-name="T3"><text:tab/></text:span><text:span text:style-name="T1">case</text:span><text:span text:style-name="T3"> </text:span><text:span text:style-name="T6">'S'</text:span><text:span text:style-name="T3">:</text:span></text:p>
      <text:p text:style-name="Standard"><text:span text:style-name="T3"><text:tab/></text:span><text:span text:style-name="T1">case</text:span><text:span text:style-name="T3"> </text:span><text:span text:style-name="T6">'s'</text:span><text:span text:style-name="T3">:</text:span></text:p>
      <text:p text:style-name="Standard"><text:span text:style-name="T3"><text:tab/><text:tab/>cout </text:span><text:span text:style-name="T12">&lt;&lt;</text:span><text:span text:style-name="T3"> endl </text:span><text:span text:style-name="T12">&lt;&lt;</text:span><text:span text:style-name="T3"> endl </text:span><text:span text:style-name="T12">&lt;&lt;</text:span><text:span text:style-name="T3"> </text:span><text:span text:style-name="T6">"Voce selecionou "</text:span><text:span text:style-name="T3"> </text:span><text:span text:style-name="T12">&lt;&lt;</text:span><text:span text:style-name="T3"> x </text:span><text:span text:style-name="T12">&lt;&lt;</text:span><text:span text:style-name="T3"> </text:span><text:span text:style-name="T6">" de sim"</text:span><text:span text:style-name="T3"> </text:span><text:span text:style-name="T12">&lt;&lt;</text:span><text:span text:style-name="T3"> endl </text:span><text:span text:style-name="T12">&lt;&lt;</text:span><text:span text:style-name="T3"> endl;</text:span></text:p>
      <text:p text:style-name="Standard"><text:span text:style-name="T3"><text:tab/><text:tab/></text:span><text:span text:style-name="T1">break</text:span><text:span text:style-name="T3">;</text:span></text:p>
      <text:p text:style-name="Standard"><text:span text:style-name="T3"><text:tab/></text:span><text:span text:style-name="T1">case</text:span><text:span text:style-name="T3"> </text:span><text:span text:style-name="T6">'N'</text:span><text:span text:style-name="T3">:</text:span></text:p>
      <text:p text:style-name="Standard"><text:span text:style-name="T3"><text:tab/></text:span><text:span text:style-name="T1">case</text:span><text:span text:style-name="T3"> </text:span><text:span text:style-name="T6">'n'</text:span><text:span text:style-name="T3">:</text:span></text:p>
      <text:p text:style-name="Standard"><text:span text:style-name="T3"><text:tab/><text:tab/>cout </text:span><text:span text:style-name="T12">&lt;&lt;</text:span><text:span text:style-name="T3"> endl </text:span><text:span text:style-name="T12">&lt;&lt;</text:span><text:span text:style-name="T3"> endl </text:span><text:span text:style-name="T12">&lt;&lt;</text:span><text:span text:style-name="T3"> </text:span><text:span text:style-name="T6">"Voce selecionou "</text:span><text:span text:style-name="T3"> </text:span><text:span text:style-name="T12">&lt;&lt;</text:span><text:span text:style-name="T3"> x </text:span><text:span text:style-name="T12">&lt;&lt;</text:span><text:span text:style-name="T3"> </text:span><text:span text:style-name="T6">" de nao"</text:span><text:span text:style-name="T3"> </text:span><text:span text:style-name="T12">&lt;&lt;</text:span><text:span text:style-name="T3"> endl </text:span><text:span text:style-name="T12">&lt;&lt;</text:span><text:span text:style-name="T3"> endl;</text:span></text:p>
      <text:p text:style-name="Standard"><text:span text:style-name="T3"><text:tab/><text:tab/></text:span><text:span text:style-name="T1">break</text:span><text:span text:style-name="T3">;</text:span></text:p>
      <text:p text:style-name="P2"/>
      <text:p text:style-name="Standard"><text:span text:style-name="T3"><text:tab/></text:span><text:span text:style-name="T1">default</text:span><text:span text:style-name="T3">:</text:span></text:p>
      <text:p text:style-name="Standard"><text:span text:style-name="T3"><text:tab/><text:tab/>cout </text:span><text:span text:style-name="T12">&lt;&lt;</text:span><text:span text:style-name="T3"> </text:span><text:span text:style-name="T6">"Teste condicional switch concluido..."</text:span><text:span text:style-name="T3"> </text:span><text:span text:style-name="T12">&lt;&lt;</text:span><text:span text:style-name="T3"> endl;</text:span></text:p>
      <text:p text:style-name="P2"><text:tab/>}</text:p>
      <text:p text:style-name="P2"/>
      <text:p text:style-name="P2"/>
      <text:p text:style-name="Standard"><text:span text:style-name="T3"><text:tab/></text:span><text:span text:style-name="T8">// pausar terminal</text:span></text:p>
      <text:p text:style-name="Standard"><text:span text:style-name="T3"><text:tab/>system(</text:span><text:span text:style-name="T6">"pause"</text:span><text:span text:style-name="T3">);</text:span></text:p>
      <text:p text:style-name="P2"/>
      <text:p text:style-name="Standard"><text:span text:style-name="T3"><text:tab/></text:span><text:span text:style-name="T8">// retornar o valor zero após termino da função main sinalizando que não houve erro</text:span></text:p>
      <text:p text:style-name="Standard"><text:span text:style-name="T3"><text:tab/></text:span><text:span text:style-name="T1">return</text:span><text:span text:style-name="T3"> 0;</text:span></text:p>
      <text:p text:style-name="P12">}</text:p>
      <text:p text:style-name="P4"/>
      <text:p text:style-name="P6">Laço while / do-while: <text:span text:style-name="T15">Ao contrário do if-else e switch, o do-while é um laço, uma forma de testar a expressão condicional até alcançar o resultado verdadeiro, se usar a instrução while apenas, o laço faz o teste lógico antes de executar o bloco de comandos, caso use do-while, neste caso ele executa primeiro o bloco de comando e só depois faz o teste lógico do laço.</text:span></text:p>
      <text:p text:style-name="P6"/>
      <text:p text:style-name="P7">Exemplo de while e do-while:</text:p>
      <text:p text:style-name="P7"/>
      <text:p text:style-name="P7"><text:span text:style-name="T1">#include</text:span><text:span text:style-name="T3"> </text:span><text:span text:style-name="T6">"stdafx.h"</text:span></text:p>
      <text:p text:style-name="Standard"><text:span text:style-name="T1">#include</text:span><text:span text:style-name="T3"> </text:span><text:span text:style-name="T6">&lt;iostream&gt;</text:span><text:span text:style-name="T3"> </text:span><text:span text:style-name="T8">// usar comando de saida cout</text:span></text:p>
      <text:p text:style-name="P2"/>
      <text:p text:style-name="Standard"><text:span text:style-name="T1">using</text:span><text:span text:style-name="T3"> </text:span><text:span text:style-name="T1">namespace</text:span><text:span text:style-name="T3"> std;</text:span></text:p>
      <text:p text:style-name="P2"/>
      <text:p text:style-name="Standard"><text:span text:style-name="T1">int</text:span><text:span text:style-name="T3"> main(</text:span><text:span text:style-name="T1">int</text:span><text:span text:style-name="T3"> </text:span><text:span text:style-name="T10">argc</text:span><text:span text:style-name="T3">, </text:span><text:span text:style-name="T1">char</text:span><text:span text:style-name="T3">** </text:span><text:span text:style-name="T10">argv</text:span><text:span text:style-name="T3">) {</text:span></text:p>
      <text:p text:style-name="P2"/>
      <text:p text:style-name="Standard"><text:span text:style-name="T3"><text:tab/></text:span><text:span text:style-name="T8">// declaração das variáveis</text:span></text:p>
      <text:p text:style-name="Standard"><text:span text:style-name="T3"><text:tab/></text:span><text:span text:style-name="T1">int</text:span><text:span text:style-name="T3"> x = 1;</text:span></text:p>
      <text:p text:style-name="Standard"><text:span text:style-name="T3"><text:tab/></text:span><text:span text:style-name="T1">int</text:span><text:span text:style-name="T3"> y = 1;</text:span></text:p>
      <text:p text:style-name="P2"/>
      <text:p text:style-name="Standard"><text:span text:style-name="T3"><text:tab/></text:span><text:span text:style-name="T8">// estrutura de repetição laço while - primeiro faz o teste lógico</text:span></text:p>
      <text:p text:style-name="Standard"><text:span text:style-name="T3"><text:tab/></text:span><text:span text:style-name="T1">while</text:span><text:span text:style-name="T3"> (x &lt;= 100) {</text:span></text:p>
      <text:p text:style-name="Standard"><text:span text:style-name="T3"><text:tab/><text:tab/>cout </text:span><text:span text:style-name="T12">&lt;&lt;</text:span><text:span text:style-name="T3"> </text:span><text:span text:style-name="T6">"x = "</text:span><text:span text:style-name="T3"> </text:span><text:span text:style-name="T12">&lt;&lt;</text:span><text:span text:style-name="T3"> x </text:span><text:span text:style-name="T12">&lt;&lt;</text:span><text:span text:style-name="T3"> </text:span><text:span text:style-name="T6">";"</text:span><text:span text:style-name="T3"> </text:span><text:span text:style-name="T12">&lt;&lt;</text:span><text:span text:style-name="T3"> endl;</text:span></text:p>
      <text:p text:style-name="P2"><text:tab/><text:tab/>x++;</text:p>
      <text:p text:style-name="P2"><text:tab/>}</text:p>
      <text:p text:style-name="P2"/>
      <text:p text:style-name="Standard"><text:span text:style-name="T3"><text:tab/></text:span><text:span text:style-name="T8">// estrutura de repetição laço do-while - primeiro executa o bloco de comando</text:span></text:p>
      <text:p text:style-name="Standard"><text:span text:style-name="T3"><text:tab/></text:span><text:span text:style-name="T1">do</text:span><text:span text:style-name="T3"> {</text:span></text:p>
      <text:p text:style-name="Standard"><text:span text:style-name="T3"><text:tab/><text:tab/>cout </text:span><text:span text:style-name="T12">&lt;&lt;</text:span><text:span text:style-name="T3"> </text:span><text:span text:style-name="T6">"y = "</text:span><text:span text:style-name="T3"> </text:span><text:span text:style-name="T12">&lt;&lt;</text:span><text:span text:style-name="T3"> y </text:span><text:span text:style-name="T12">&lt;&lt;</text:span><text:span text:style-name="T3"> </text:span><text:span text:style-name="T6">";"</text:span><text:span text:style-name="T3"> </text:span><text:span text:style-name="T12">&lt;&lt;</text:span><text:span text:style-name="T3"> endl;</text:span></text:p>
      <text:p text:style-name="P2"><text:tab/><text:tab/>y++;</text:p>
      <text:p text:style-name="Standard"><text:span text:style-name="T3"><text:tab/>} </text:span><text:span text:style-name="T1">while</text:span><text:span text:style-name="T3"> (y &lt;= 200);</text:span></text:p>
      <text:p text:style-name="P2"/>
      <text:p text:style-name="Standard"><text:span text:style-name="T3"><text:tab/></text:span><text:span text:style-name="T8">// pausar terminal</text:span></text:p>
      <text:p text:style-name="Standard"><text:span text:style-name="T3"><text:tab/>system(</text:span><text:span text:style-name="T6">"pause"</text:span><text:span text:style-name="T3">);</text:span></text:p>
      <text:p text:style-name="P2"/>
      <text:p text:style-name="Standard"><text:span text:style-name="T3"><text:tab/></text:span><text:span text:style-name="T8">// retornar o valor zero após termino da função main sinalizando que não houve erro</text:span></text:p>
      <text:p text:style-name="Standard"><text:span text:style-name="T3"><text:tab/></text:span><text:span text:style-name="T1">return</text:span><text:span text:style-name="T3"> 0;</text:span></text:p>
      <text:p text:style-name="P13">}</text:p>
      <text:p text:style-name="P8"><text:soft-page-break/><text:span text:style-name="T3">Laço FOR: Esta instrução </text:span><text:span text:style-name="T4">é mais utilizada do que o do-while, pois possui maior controle sobre o laço, sua sintaxe permite que seja criado um índice numérico que pode ser incrementada ou decrementada a cada instrução; sua sintaxe é:</text:span></text:p>
      <text:p text:style-name="P14"/>
      <text:p text:style-name="P14">for (inicialização; expressão_de_teste; expressão_de_iteração_incremento_ou_decremento)</text:p>
      <text:p text:style-name="P14">{</text:p>
      <text:p text:style-name="P14">instruções;</text:p>
      <text:p text:style-name="P14">}</text:p>
      <text:p text:style-name="P3"/>
      <text:p text:style-name="P9">Exemplo de laço FOR:</text:p>
      <text:p text:style-name="P9"/>
      <text:p text:style-name="P9"><text:span text:style-name="T2">#include</text:span><text:span text:style-name="T5"> </text:span><text:span text:style-name="T7">"stdafx.h"</text:span></text:p>
      <text:p text:style-name="Standard"><text:span text:style-name="T2">#include</text:span><text:span text:style-name="T5"> </text:span><text:span text:style-name="T7">&lt;iostream&gt;</text:span><text:span text:style-name="T5"> </text:span><text:span text:style-name="T9">// usar comando de saida cout</text:span></text:p>
      <text:p text:style-name="P15"/>
      <text:p text:style-name="Standard"><text:span text:style-name="T2">using</text:span><text:span text:style-name="T5"> </text:span><text:span text:style-name="T2">namespace</text:span><text:span text:style-name="T5"> std;</text:span></text:p>
      <text:p text:style-name="P15"/>
      <text:p text:style-name="Standard"><text:span text:style-name="T2">int</text:span><text:span text:style-name="T5"> main(</text:span><text:span text:style-name="T2">int</text:span><text:span text:style-name="T5"> </text:span><text:span text:style-name="T11">argc</text:span><text:span text:style-name="T5">, </text:span><text:span text:style-name="T2">char</text:span><text:span text:style-name="T5">** </text:span><text:span text:style-name="T11">argv</text:span><text:span text:style-name="T5">) {</text:span></text:p>
      <text:p text:style-name="P15"/>
      <text:p text:style-name="Standard"><text:span text:style-name="T5"><text:tab/></text:span><text:span text:style-name="T9">//declaração de variaveis</text:span></text:p>
      <text:p text:style-name="Standard"><text:span text:style-name="T5"><text:tab/></text:span><text:span text:style-name="T2">int</text:span><text:span text:style-name="T5"> calculo;</text:span></text:p>
      <text:p text:style-name="P15"/>
      <text:p text:style-name="Standard"><text:span text:style-name="T5"><text:tab/></text:span><text:span text:style-name="T9">// instrução for finita com 10 ciclos</text:span></text:p>
      <text:p text:style-name="Standard"><text:span text:style-name="T5"><text:tab/></text:span><text:span text:style-name="T2">int</text:span><text:span text:style-name="T5"> i;</text:span></text:p>
      <text:p text:style-name="Standard"><text:span text:style-name="T5"><text:tab/></text:span><text:span text:style-name="T2">for</text:span><text:span text:style-name="T5"> (i=0; i &lt;= 10; i++) {</text:span></text:p>
      <text:p text:style-name="Standard"><text:span text:style-name="T5"><text:tab/><text:tab/>calculo = 2 * i;</text:span></text:p>
      <text:p text:style-name="Standard"><text:span text:style-name="T5"><text:tab/><text:tab/>cout </text:span><text:span text:style-name="T13">&lt;&lt;</text:span><text:span text:style-name="T5"> </text:span><text:span text:style-name="T7">"2x"</text:span><text:span text:style-name="T5"> </text:span><text:span text:style-name="T13">&lt;&lt;</text:span><text:span text:style-name="T5"> i </text:span><text:span text:style-name="T13">&lt;&lt;</text:span><text:span text:style-name="T5"> </text:span><text:span text:style-name="T7">" = "</text:span><text:span text:style-name="T5"> </text:span><text:span text:style-name="T13">&lt;&lt;</text:span><text:span text:style-name="T5"> calculo </text:span><text:span text:style-name="T13">&lt;&lt;</text:span><text:span text:style-name="T5"> endl;</text:span></text:p>
      <text:p text:style-name="Standard"><text:span text:style-name="T5"><text:tab/>}</text:span></text:p>
      <text:p text:style-name="P15"/>
      <text:p text:style-name="Standard"><text:span text:style-name="T5"><text:tab/></text:span><text:span text:style-name="T9">// instrução infinita</text:span></text:p>
      <text:p text:style-name="Standard"><text:span text:style-name="T9">/*</text:span></text:p>
      <text:p text:style-name="Standard"><text:span text:style-name="T9">\n (newline); \t (tab); \v (vertical tab); \f (new page)</text:span></text:p>
      <text:p text:style-name="Standard"><text:span text:style-name="T9">\b (backspace); \r (carriage return); \n (newline</text:span></text:p>
      <text:p text:style-name="Standard"><text:span text:style-name="T9">*/</text:span></text:p>
      <text:p text:style-name="Standard"><text:span text:style-name="T5"><text:tab/></text:span><text:span text:style-name="T2">for</text:span><text:span text:style-name="T5">(;;) {</text:span></text:p>
      <text:p text:style-name="Standard"><text:span text:style-name="T5"><text:tab/><text:tab/>cout </text:span><text:span text:style-name="T13">&lt;&lt;</text:span><text:span text:style-name="T5"> </text:span><text:span text:style-name="T7">"F"</text:span><text:span text:style-name="T5">; cout </text:span><text:span text:style-name="T13">&lt;&lt;</text:span><text:span text:style-name="T5"> </text:span><text:span text:style-name="T7">"I"</text:span><text:span text:style-name="T5">; cout </text:span><text:span text:style-name="T13">&lt;&lt;</text:span><text:span text:style-name="T5"> </text:span><text:span text:style-name="T7">"M"</text:span><text:span text:style-name="T5">;</text:span></text:p>
      <text:p text:style-name="Standard"><text:span text:style-name="T5"><text:tab/><text:tab/>cout </text:span><text:span text:style-name="T13">&lt;&lt;</text:span><text:span text:style-name="T5"> </text:span><text:span text:style-name="T7">"."</text:span><text:span text:style-name="T5">; cout </text:span><text:span text:style-name="T13">&lt;&lt;</text:span><text:span text:style-name="T5"> </text:span><text:span text:style-name="T7">"."</text:span><text:span text:style-name="T5">; cout </text:span><text:span text:style-name="T13">&lt;&lt;</text:span><text:span text:style-name="T5"> </text:span><text:span text:style-name="T7">"."</text:span><text:span text:style-name="T5">; cout </text:span><text:span text:style-name="T13">&lt;&lt;</text:span><text:span text:style-name="T5"> </text:span><text:span text:style-name="T7">"\r"</text:span><text:span text:style-name="T5">;</text:span></text:p>
      <text:p text:style-name="Standard"><text:span text:style-name="T5"><text:tab/>}</text:span></text:p>
      <text:p text:style-name="P15"/>
      <text:p text:style-name="Standard"><text:span text:style-name="T5"><text:tab/></text:span><text:span text:style-name="T9">// pausar terminal</text:span></text:p>
      <text:p text:style-name="Standard"><text:span text:style-name="T5"><text:tab/>system(</text:span><text:span text:style-name="T7">"pause"</text:span><text:span text:style-name="T5">);</text:span></text:p>
      <text:p text:style-name="P15"/>
      <text:p text:style-name="Standard"><text:span text:style-name="T5"><text:tab/></text:span><text:span text:style-name="T9">// retornar o valor zero após termino da função main sinalizando que não houve erro</text:span></text:p>
      <text:p text:style-name="Standard"><text:span text:style-name="T5"><text:tab/></text:span><text:span text:style-name="T2">return</text:span><text:span text:style-name="T5"> 0;</text:span></text:p>
      <text:p text:style-name="P9"><text:span text:style-name="T5">}</text:span></text:p>
      <text:p text:style-name="P3"/>
      <text:p text:style-name="P1">Referencia:</text:p>
      <text:p text:style-name="P1"/>
      <text:p text:style-name="P17">Do C ao C++, uma abordagem da Engenharia de Software; Barros, Tiago; ano 2002; disponível em: &lt;<text:a xlink:type="simple" xlink:href="http://www.tiagobarros.org/docs/TiagoBarros_do_C_ao_C++.pdf" text:style-name="Internet_20_link" text:visited-style-name="Visited_20_Internet_20_Link">http://www.tiagobarros.org/docs/TiagoBarros_do_C_ao_C++.pdf</text:a>&gt;; visualisado em 18 de Julho de 201<text:span text:style-name="T19">6</text:span></text:p>
      <text:p text:style-name="P17"/>
      <text:p text:style-name="P17"><text:span text:style-name="T19">C Tutorial – printf, Format Specifiers, Format Conversions and Formatted Output; disponível em &lt;https://www.codingunit.com/printf-format-specifiers-format-conversions-and-formatted-output&gt;; visualizado em 19 de julho de 2016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ucida Console', monospace"/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8T08:50:04.972000000</meta:creation-date>
    <dc:date>2016-07-19T10:18:22.743000000</dc:date>
    <meta:editing-duration>PT2H36M37S</meta:editing-duration>
    <meta:editing-cycles>18</meta:editing-cycles>
    <meta:generator>LibreOffice/5.0.6.3$Windows_x86 LibreOffice_project/490fc03b25318460cfc54456516ea2519c11d1aa</meta:generator>
    <meta:document-statistic meta:table-count="0" meta:image-count="0" meta:object-count="0" meta:page-count="3" meta:paragraph-count="117" meta:word-count="792" meta:character-count="4574" meta:non-whitespace-character-count="3805"/>
  </office:meta>
</office:document-meta>
</file>